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56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0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7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fffb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7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use-window-font-color="true" style:font-name="Liberation Sans" fo:font-size="10pt"/>
    </style:style>
    <style:style style:name="ce21" style:family="table-cell" style:parent-style-name="Default">
      <style:text-properties style:font-name="Liberation San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manu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3" office:value-type="string" calcext:value-type="string">
            <text:p>VALIDATION</text:p>
          </table:table-cell>
          <table:table-cell table:style-name="ce6" office:value-type="string" calcext:value-type="string">
            <text:p>METADONNEES</text:p>
          </table:table-cell>
          <table:table-cell table:style-name="ce8" office:value-type="string" calcext:value-type="string">
            <text:p>STRUCTURE</text:p>
          </table:table-cell>
          <table:table-cell table:style-name="ce23" office:value-type="string" calcext:value-type="string">
            <text:p>COMMENTAIR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mar_cours-rhetorique_181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ieux_rhetorique-francaise_182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et-rhetorique-trad-ruelle_188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trad-batteux_187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trad-egger_187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au_exercices-composition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et_de-la-versification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ir_lecons-rhetorique-01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ir_lecons-rhetorique-02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geault_principes-composition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let_manuel-pratique-rhetorique_1839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en_morceaux-premier-cycle_191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ssade_rhetoriqu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ceron_discours-choisis-01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rtaud-divernesse_cours-elementaire-rhetorique_187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stree_recueil-compositions-01_187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dier_principes-rhetorique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ron_principes-generaux-01_180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ron_principes-generaux-02_180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2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rhetoriqu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troisième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_morceaux-contemporains-classes-superieures_1868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_morceaux-rhetorique_1882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2" office:value-type="string" calcext:value-type="string">
            <text:p>&lt;persName&gt;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on_elements-de-rhetorique-francaise-ed6_1854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c-desfosses_recueil-sujets-baccalaureat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del_art-ecrire_1879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defroy_morceaux-poetes_cours-superieur_188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precis-rhetorique_185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1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2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3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ace_art-poetique-trad-taillefert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bien_precis-de-rhetorique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lien_petit-traite-rhetorique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lerc_nouvelle-rhetorique_184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lerc_principes-composition-0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omond_elements-grammaire_1834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epeyre_resume-rhetorique_182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u_morceaux-classes-superieures-poetes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u_morceaux-classes-superieures-prosateurs_1881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1"/>
          <table:table-cell table:number-columns-repeated="1019"/>
        </table:table-row>
        <table:table-row table:style-name="ro1">
          <table:table-cell office:value-type="string" calcext:value-type="string">
            <text:p>merlet_extraits-cours-moyens-prose_1870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2" office:value-type="string" calcext:value-type="string">
            <text:p>&lt;persName&gt;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let_extraits-cours-moyens-prose_189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let_extraits-cours-superieurs-prose_1868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morceaux-prose-et-vers-rhetorique_188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morceaux_troisieme_188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principes-de-rhetorique-francais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ron_cours-complet-01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ron_cours-complet-02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iolles_cours-elementaire-litterature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ssier 1 : guyet_precis-rhetorique_18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ssier 2 : guyet_rhetorique-appliquee-01_18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POURCENTAGE FAIT :</text:p>
          </table:table-cell>
          <table:table-cell table:style-name="ce16" table:formula="of:=SUM([.B2:.B53])/52" office:value-type="percentage" office:value="1" calcext:value-type="percentage">
            <text:p>100%</text:p>
          </table:table-cell>
          <table:table-cell table:style-name="ce18" table:formula="of:=SUM([.C2:.C53])/52" office:value-type="percentage" office:value="1" calcext:value-type="percentage">
            <text:p>100%</text:p>
          </table:table-cell>
          <table:table-cell table:style-name="ce20" table:formula="of:=SUM([.D2:.D53])/52" office:value-type="percentage" office:value="1" calcext:value-type="percentage">
            <text:p>100%</text:p>
          </table:table-cell>
          <table:table-cell table:style-name="ce10"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sition" table:style-name="ta1">
        <table:table-column table:style-name="co7" table:default-cell-style-name="ce1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number-columns-repeated="1020" table:default-cell-style-name="Default"/>
        <table:table-row table:style-name="ro1">
          <table:table-cell/>
          <table:table-cell table:style-name="ce3" office:value-type="string" calcext:value-type="string">
            <text:p>VALIDATION</text:p>
          </table:table-cell>
          <table:table-cell table:style-name="ce6" office:value-type="string" calcext:value-type="string">
            <text:p>METADONNEES</text:p>
          </table:table-cell>
          <table:table-cell table:style-name="ce8" office:value-type="string" calcext:value-type="string">
            <text:p>STRU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ut-edmond_horace-a-un-ami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elaire-charles_charles-i-exil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trand-louis-sirven-paul_dialogus-lessepsius-ricapinu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nan-anne_montagnes-russ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nan_anne_testament-de-louis-xvi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sseux-louis_union-des-lettres-et-des-scienc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rget-paul_inauguration-conferences-militair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_nec-barbicola-nec-plessaeu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din-charles_ad-augustissimum-principem-carolum-i-urbem-redeute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utremer-leon_phonograph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_bacchus-aux-enfer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amyntas-seu-viator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chien-du-mont-saint-bernard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christophe-colomb-decouvre-l-ameriqu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entrevue-d-hamlet-avec-le-fantome-de-son-per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satan-fait-la-revue-des-anges-rebell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sommeil-et-la-mort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velociped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illigny-paul-et-hermant-abel_mesaventures-de-deux-habitants-de-falais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dier-achille_comedie-de-plaut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ey-et-renoy-roux_a-sa-majeste-charles-x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ois-evariste_in-sacram-optimi-regis-caroli-decimi-inunctione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hant-victor_dialogue-entre-un-ancien-et-un-modern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enee_sacre-de-s-m-charles-x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e-l-m_discipulus-et-musa-latina-inter-se-colloquuntur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inte-beuve-charles-augustin_czar-pierre-le-grand-visite-la-sorbonn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erry-lucien-alexandre-marie_union-des-lettres-et-des-scienc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POURCENTAGE FAIT :</text:p>
          </table:table-cell>
          <table:table-cell table:style-name="ce16" table:formula="of:=SUM([.B2:.B28])/27" office:value-type="percentage" office:value="1" calcext:value-type="percentage">
            <text:p>100%</text:p>
          </table:table-cell>
          <table:table-cell table:style-name="ce18" table:formula="of:=SUM([.C2:.C28])/27" office:value-type="percentage" office:value="1" calcext:value-type="percentage">
            <text:p>100%</text:p>
          </table:table-cell>
          <table:table-cell table:style-name="ce20" table:formula="of:=SUM([.D2:.D28])/27" office:value-type="percentage" office:value="1" calcext:value-type="percentage">
            <text:p>100%</text:p>
          </table:table-cell>
          <table:table-cell table:style-name="ce10"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1:07:10.917058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MacOSX_X86_64 LibreOffice_project/90f8dcf33c87b3705e78202e3df5142b201bd805</meta:generator>
    <dc:date>2019-06-04T11:14:51.602840823</dc:date>
    <meta:editing-duration>PT1H32M45S</meta:editing-duration>
    <meta:editing-cycles>15</meta:editing-cycles>
    <meta:document-statistic meta:table-count="2" meta:cell-count="333" meta:object-count="0"/>
  </office:meta>
</office:document-meta>
</file>